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4" style:family="paragraph" style:parent-style-name="Heading_20_1">
      <style:paragraph-properties fo:margin-left="0in" fo:margin-right="0in" fo:margin-top="0.222in" fo:margin-bottom="0in" style:contextual-spacing="false" fo:line-height="120%" fo:text-indent="0in" style:auto-text-indent="false" style:writing-mode="lr-tb"/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/>
    </style:style>
    <style:style style:name="P5" style:family="paragraph" style:parent-style-name="Heading_20_1">
      <style:paragraph-properties fo:margin-left="0in" fo:margin-right="0in" fo:margin-top="0.222in" fo:margin-bottom="0in" style:contextual-spacing="false" fo:line-height="120%" fo:text-indent="0in" style:auto-text-indent="false" style:writing-mode="lr-tb"/>
      <style:text-properties fo:font-weight="normal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7" style:family="paragraph" style:parent-style-name="Text_20_body">
      <style:paragraph-properties fo:margin-left="0in" fo:margin-right="0in" fo:margin-top="0.0402in" fo:margin-bottom="0in" style:contextual-spacing="false" fo:line-height="100%" fo:text-indent="0in" style:auto-text-indent="false" style:writing-mode="lr-tb"/>
    </style:style>
    <style:style style:name="P8" style:family="paragraph" style:parent-style-name="Text_20_body">
      <style:paragraph-properties fo:margin-left="0in" fo:margin-right="0in" fo:margin-top="0.0402in" fo:margin-bottom="0in" style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9" style:family="paragraph" style:parent-style-name="Text_20_body">
      <style:paragraph-properties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0" style:family="paragraph" style:parent-style-name="Heading_20_3">
      <style:paragraph-properties fo:margin-left="0in" fo:margin-right="0in" fo:margin-top="0.1402in" fo:margin-bottom="0in" style:contextual-spacing="false" fo:line-height="120%" fo:text-indent="0in" style:auto-text-indent="false" style:writing-mode="lr-tb"/>
      <style:text-properties fo:font-weight="normal"/>
    </style:style>
    <style:style style:name="P11" style:family="paragraph" style:parent-style-name="Heading_20_2">
      <style:paragraph-properties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2" style:family="paragraph" style:parent-style-name="Heading_20_2">
      <style:paragraph-properties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3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14" style:family="paragraph" style:parent-style-name="Text_20_body">
      <style:paragraph-properties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5" style:family="paragraph" style:parent-style-name="Text_20_body">
      <style:paragraph-properties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1dbe86" officeooo:paragraph-rsid="00283ef2" style:text-blinking="false" fo:background-color="transparent"/>
    </style:style>
    <style:style style:name="P16" style:family="paragraph" style:parent-style-name="Text_20_body">
      <style:paragraph-properties fo:margin-top="0.079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7" style:family="paragraph" style:parent-style-name="Text_20_body">
      <style:paragraph-properties fo:margin-top="0.0799in" fo:margin-bottom="0in" style:contextual-spacing="false" fo:line-height="12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8" style:family="paragraph" style:parent-style-name="Text_20_body" style:master-pag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font-name="Playfair Display" fo:font-size="15.1499996185303pt" fo:font-style="normal" style:text-underline-style="none" fo:font-weight="bold" style:text-blinking="false" fo:background-color="transparent"/>
    </style:style>
    <style:style style:name="P19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0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21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2b0f9f" style:text-blinking="false" fo:background-color="transparent" style:font-size-asian="10pt" style:font-size-complex="10pt"/>
    </style:style>
    <style:style style:name="P22" style:family="paragraph" style:parent-style-name="Text_20_body" style:list-style-name="L2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3" style:family="paragraph" style:parent-style-name="Text_20_body" style:list-style-name="L3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52ef" style:text-blinking="false" fo:background-color="transparent" style:font-size-asian="10pt" style:font-size-complex="10pt"/>
    </style:style>
    <style:style style:name="P24" style:family="paragraph" style:parent-style-name="Text_20_body" style:list-style-name="L5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5" style:family="paragraph" style:parent-style-name="Text_20_body" style:list-style-name="L6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6" style:family="paragraph" style:parent-style-name="Text_20_body" style:list-style-name="L7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7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28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dbe86" officeooo:paragraph-rsid="002b0f9f" style:text-blinking="false" fo:background-color="transparent" style:font-size-asian="10pt" style:font-size-complex="10pt"/>
    </style:style>
    <style:style style:name="P29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2573d" officeooo:paragraph-rsid="0022573d" style:text-blinking="false" fo:background-color="transparent" style:font-size-asian="10pt" style:font-size-complex="10pt"/>
    </style:style>
    <style:style style:name="P30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2573d" officeooo:paragraph-rsid="002b0f9f" style:text-blinking="false" fo:background-color="transparent" style:font-size-asian="10pt" style:font-size-complex="10pt"/>
    </style:style>
    <style:style style:name="P31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819a6" officeooo:paragraph-rsid="002819a6" style:text-blinking="false" fo:background-color="transparent" style:font-size-asian="10pt" style:font-size-complex="10pt"/>
    </style:style>
    <style:style style:name="P32" style:family="paragraph" style:parent-style-name="Text_20_body" style:list-style-name="L4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33" style:family="paragraph" style:parent-style-name="Text_20_body" style:list-style-name="L4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</style:style>
    <style:style style:name="P34" style:family="paragraph" style:parent-style-name="Text_20_body" style:list-style-name="L1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5" style:family="paragraph" style:parent-style-name="Text_20_body" style:list-style-name="L1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36" style:family="paragraph" style:parent-style-name="Text_20_body" style:list-style-name="L1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2b0f9f" style:text-blinking="false" fo:background-color="transparent" style:font-size-asian="10pt" style:font-size-complex="10pt"/>
    </style:style>
    <style:style style:name="P37" style:family="paragraph" style:parent-style-name="Text_20_body" style:list-style-name="L2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8" style:family="paragraph" style:parent-style-name="Text_20_body" style:list-style-name="L3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9" style:family="paragraph" style:parent-style-name="Text_20_body" style:list-style-name="L7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0" style:family="paragraph" style:parent-style-name="Text_20_body" style:list-style-name="L5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41" style:family="paragraph" style:parent-style-name="Text_20_body" style:list-style-name="L6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42" style:family="paragraph" style:parent-style-name="Text_20_body">
      <style:paragraph-properties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paragraph-rsid="002a607e" style:text-blinking="false" fo:background-color="transparent"/>
    </style:style>
    <style:style style:name="P43" style:family="paragraph" style:parent-style-name="Heading_20_2">
      <style:paragraph-properties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44" style:family="paragraph" style:parent-style-name="Heading_20_3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2b0f9f"/>
    </style:style>
    <style:style style:name="T1" style:family="text">
      <style:text-properties fo:font-variant="normal" fo:text-transform="none" fo:color="#000000" style:text-line-through-style="none" style:font-name="Playfair Display" fo:font-size="8.85000038146973pt" fo:font-style="italic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Playfair Display" fo:font-size="10pt" fo:font-style="italic" style:text-underline-style="none" style:text-blinking="false" fo:background-color="transparent" style:font-size-asian="10pt" style:font-size-complex="10pt"/>
    </style:style>
    <style:style style:name="T3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1dbe86" style:text-blinking="false" fo:background-color="transparent" style:font-size-asian="10pt" style:font-size-complex="10pt"/>
    </style:style>
    <style:style style:name="T4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22573d" style:text-blinking="false" fo:background-color="transparent" style:font-size-asian="10pt" style:font-size-complex="10pt"/>
    </style:style>
    <style:style style:name="T5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style:text-blinking="false" fo:background-color="transparent" style:font-size-asian="10pt" style:font-size-complex="10pt"/>
    </style:style>
    <style:style style:name="T6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1dbe86" style:text-blinking="false" fo:background-color="transparent" style:font-size-asian="10pt" style:font-size-complex="10pt"/>
    </style:style>
    <style:style style:name="T7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2819a6" style:text-blinking="false" fo:background-color="transparent" style:font-size-asian="10pt" style:font-size-complex="10pt"/>
    </style:style>
    <style:style style:name="T8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2b0f9f" style:text-blinking="false" fo:background-color="transparent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Lato" fo:font-style="normal" style:text-underline-style="none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T12" style:family="text">
      <style:text-properties fo:font-variant="normal" fo:text-transform="none" fo:color="#000000" style:text-line-through-style="none" style:font-name="Lato" fo:font-size="10pt" fo:font-style="italic" style:text-underline-style="none" fo:font-weight="normal" style:text-blinking="false" fo:background-color="transparent" style:font-size-asian="10pt" style:font-size-complex="10pt"/>
    </style:style>
    <style:style style:name="T13" style:family="text">
      <style:text-properties fo:font-variant="normal" fo:text-transform="none" fo:color="#1155cc" style:text-line-through-style="none" style:font-name="Lato" fo:font-size="10pt" fo:font-style="normal" style:text-underline-style="solid" style:text-underline-width="auto" style:text-underline-color="font-color" fo:font-weight="normal" style:text-blinking="false" fo:background-color="transparent" style:font-size-asian="10pt" style:font-size-complex="10pt"/>
    </style:style>
    <style:style style:name="T14" style:family="text"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/>
    </style:style>
    <style:style style:name="T15" style:family="text">
      <style:text-properties fo:font-variant="normal" fo:text-transform="none" fo:color="#f75d5d" style:text-line-through-style="none" style:text-underline-style="none" style:text-blinking="false" fo:background-color="transparent"/>
    </style:style>
    <style:style style:name="T16" style:family="text">
      <style:text-properties fo:font-variant="normal" fo:text-transform="none" style:use-window-font-color="true" style:text-line-through-style="none" style:font-name="Lato" fo:font-style="normal" style:text-underline-style="none" style:text-blinking="false" fo:background-color="#ffffff"/>
    </style:style>
    <style:style style:name="T17" style:family="text">
      <style:text-properties fo:background-color="transparent"/>
    </style:style>
    <style:style style:name="T18" style:family="text">
      <style:text-properties officeooo:rsid="001fa2d0" fo:background-color="transparent"/>
    </style:style>
    <style:style style:name="T19" style:family="text">
      <style:text-properties fo:font-style="italic" fo:background-color="transparen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Lucida Grande" officeooo:rsid="001c223e" style:font-name-asian="Lucida Grande" style:font-name-complex="Lucida Grande"/>
    </style:style>
    <style:style style:name="T22" style:family="text">
      <style:text-properties officeooo:rsid="001c223e" style:font-name-asian="Arial Unicode MS" style:font-name-complex="Arial Unicode MS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officeooo:rsid="001e1346" style:font-size-asian="10pt" style:font-size-complex="10pt"/>
    </style:style>
    <style:style style:name="T25" style:family="text">
      <style:text-properties fo:font-size="10pt" officeooo:rsid="001fa2d0" style:font-size-asian="10pt" style:font-size-complex="10pt"/>
    </style:style>
    <style:style style:name="T26" style:family="text">
      <style:text-properties fo:font-size="10pt" officeooo:rsid="001fbcdb" style:font-size-asian="10pt" style:font-size-complex="10pt"/>
    </style:style>
    <style:style style:name="T27" style:family="text">
      <style:text-properties fo:font-size="10pt" officeooo:rsid="001fdde4" style:font-size-asian="10pt" style:font-size-complex="10pt"/>
    </style:style>
    <style:style style:name="T28" style:family="text">
      <style:text-properties fo:font-size="10pt" officeooo:rsid="002059a3" style:font-size-asian="10pt" style:font-size-complex="10pt"/>
    </style:style>
    <style:style style:name="T29" style:family="text">
      <style:text-properties fo:font-size="10pt" officeooo:rsid="0022573d" style:font-size-asian="10pt" style:font-size-complex="10pt"/>
    </style:style>
    <style:style style:name="T30" style:family="text">
      <style:text-properties fo:font-size="10pt" officeooo:rsid="00283ef2" style:font-size-asian="10pt" style:font-size-complex="10pt"/>
    </style:style>
    <style:style style:name="T31" style:family="text">
      <style:text-properties fo:font-size="10pt" officeooo:rsid="002a607e" style:font-size-asian="10pt" style:font-size-complex="10pt"/>
    </style:style>
    <style:style style:name="T32" style:family="text">
      <style:text-properties fo:font-size="10pt" officeooo:rsid="002b0517" style:font-size-asian="10pt" style:font-size-complex="10pt"/>
    </style:style>
    <style:style style:name="T33" style:family="text">
      <style:text-properties fo:font-size="9pt" fo:font-weight="normal" style:font-size-asian="9pt" style:font-size-complex="9pt"/>
    </style:style>
    <style:style style:name="T34" style:family="text">
      <style:text-properties fo:font-size="9pt" fo:font-weight="normal" officeooo:rsid="001d52ef" style:font-size-asian="9pt" style:font-size-complex="9pt"/>
    </style:style>
    <style:style style:name="T35" style:family="text">
      <style:text-properties officeooo:rsid="001dbe86"/>
    </style:style>
    <style:style style:name="T36" style:family="text">
      <style:text-properties officeooo:rsid="00292259"/>
    </style:style>
    <style:style style:name="T37" style:family="text">
      <style:text-properties fo:color="#000000" fo:font-size="10pt" officeooo:rsid="002819a6" style:font-size-asian="10pt" style:font-size-complex="10pt"/>
    </style:style>
    <style:style style:name="T38" style:family="text">
      <style:text-properties officeooo:rsid="002b0f9f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docs-internal-guid-f181235a-b7fe-9cc7-b391-1497db5449f7"/>Greg Sandell</text:p>
      <text:p text:style-name="P3">Los Angeles, CA</text:p>
      <text:p text:style-name="P13">(<text:span text:style-name="T36">213</text:span>) <text:span text:style-name="T36">479-0790</text:span> <text:s/><text:span text:style-name="T21">•</text:span><text:span text:style-name="T22"> </text:span><text:s/><text:a xlink:type="simple" xlink:href="mailto:GREG.SANDELL@GMAIL.COM">GREG.SANDELL@GMAIL.COM</text:a> <text:s/><text:span text:style-name="T21">•</text:span><text:span text:style-name="T22"> </text:span><text:s/><text:span text:style-name="T33">Portfolio/</text:span><text:span text:style-name="T34">c</text:span><text:span text:style-name="T33">ode: </text:span><text:a xlink:type="simple" xlink:href="http://gregsandell.com/"><text:span text:style-name="T33">gregsandell.com</text:span></text:a></text:p>
      <text:h text:style-name="P4" text:outline-level="1">Skills</text:h>
      <text:p text:style-name="P15"><text:span text:style-name="T23">I </text:span><text:span text:style-name="T24">have</text:span><text:span text:style-name="T23"> 1</text:span><text:span text:style-name="T24">8</text:span><text:span text:style-name="T23"> years experience </text:span><text:span text:style-name="T26">in</text:span><text:span text:style-name="T23"> </text:span><text:span text:style-name="T26">Front End Development of</text:span><text:span text:style-name="T23"> web-based application</text:span><text:span text:style-name="T26">s, playing a delivery role in medium to large </text:span><text:span text:style-name="T28">enterprise </text:span><text:span text:style-name="T26">projects </text:span><text:span text:style-name="T30">in Java/Linux/Open Source environments</text:span><text:span text:style-name="T23">. <text:s/></text:span><text:span text:style-name="T24">I focus on the Front End programming logic for transactional web pages, and can deploy designs in HTML5 </text:span><text:span text:style-name="T26">and </text:span><text:span text:style-name="T24">CSS3 as well. <text:s/>I have 13 years experience with Agile methodology, tooling, TDD and test coverage.</text:span></text:p>
      <text:p text:style-name="P42"><text:span text:style-name="T25">T</text:span><text:span text:style-name="T24">echnology stack </text:span><text:span text:style-name="T25">(</text:span><text:span text:style-name="T24">ordered roughly by recency and strength</text:span><text:span text:style-name="T25">)</text:span><text:span text:style-name="T24">: <text:s/>AngularJS 1.4, </text:span><text:span text:style-name="T31">React 15, </text:span><text:span text:style-name="T25">Javascript, </text:span><text:span text:style-name="T29">nodeJS, </text:span><text:span text:style-name="T24">Git, Mocha/Sinon/Chai, Advanced Rest Client, </text:span><text:span text:style-name="T25">WebStorm 11.0.3, Rally, </text:span><text:span text:style-name="T29">Jenkins, </text:span><text:span text:style-name="T32">SASS</text:span><text:span text:style-name="T29">, API Blueprint, </text:span><text:span text:style-name="T25">Nexus, </text:span><text:span text:style-name="T26">Bootstrap, </text:span><text:span text:style-name="T24">ExtJS 4.0.7, </text:span><text:span text:style-name="T25">Jasmine 2.3, Fisheye/Crucible, Eclipse 4.4/Luna, jMeter 2.13, Oracle, jQuery, jQuery Mobile, Maven 4, </text:span><text:span text:style-name="T29">HTML5, CSS3, </text:span><text:span text:style-name="T25">Tomcat 6, GlassFish 3.1.2, JEE 6, JSP, Artifactory, </text:span><text:span text:style-name="T27">mysql, SQL Server.</text:span></text:p>
      <text:h text:style-name="P4" text:outline-level="1">Experience</text:h>
      <text:h text:style-name="P43" text:outline-level="2"><text:span text:style-name="T38">APR 2016</text:span> - <text:span text:style-name="T38">PRESENT</text:span></text:h>
      <text:h text:style-name="P44" text:outline-level="3"><text:span text:style-name="T8">Ten-X</text:span><text:span text:style-name="T7">, </text:span><text:span text:style-name="T8">Irvine, </text:span><text:span text:style-name="T7">CA</text:span><text:span text:style-name="T9"> </text:span><text:span text:style-name="T1">- </text:span><text:span text:style-name="T3">Front End Developer </text:span><text:span text:style-name="T4">Consultant</text:span></text:h>
      <text:list xml:id="list8847956762158990068" text:style-name="L1">
        <text:list-item>
          <text:p text:style-name="P36">Developer for hosted web application <text:span text:style-name="T38">auction.com,</text:span> a<text:span text:style-name="T38">n online tool for Real Estate auctions</text:span></text:p>
        </text:list-item>
        <text:list-item>
          <text:p text:style-name="P21">Wrote <text:span text:style-name="T35">presentation layer and </text:span>application logic in <text:span text:style-name="T35">AngularJS/React/nodeJS/Javascript</text:span></text:p>
        </text:list-item>
        <text:list-item>
          <text:p text:style-name="P28">Wrote <text:span text:style-name="T38">selenium </text:span>tests for AngularJS <text:span text:style-name="T38">and React component using Nightwatch library</text:span></text:p>
        </text:list-item>
        <text:list-item>
          <text:p text:style-name="P28">Collaborated with Back End team on design and troubleshooting of REST/JSON-based services</text:p>
        </text:list-item>
        <text:list-item>
          <text:p text:style-name="P30">API Blueprint to mock REST services for local development</text:p>
        </text:list-item>
        <text:list-item>
          <text:p text:style-name="P30">AngularJS libs: <text:s/>angular-ui-router, angular-translate, angular-bootstrap, ng-infinite-scroll</text:p>
        </text:list-item>
        <text:list-item>
          <text:p text:style-name="P30">Tooling &amp; Collaboration: <text:s/>eslint, Git, SourceTree, Jenkins, WebStorm, <text:span text:style-name="T38">Slack, Jira, Confluence</text:span></text:p>
        </text:list-item>
        <text:list-item>
          <text:p text:style-name="P21"><text:span text:style-name="T38">Frequent travel to Belmont, CA office</text:span></text:p>
        </text:list-item>
      </text:list>
      <text:h text:style-name="P43" text:outline-level="2"><text:span text:style-name="T35">OCT</text:span> 201<text:span text:style-name="T35">5</text:span> - <text:span text:style-name="T35">MAR</text:span> 201<text:span text:style-name="T35">6</text:span></text:h>
      <text:h text:style-name="P2" text:outline-level="3"><text:span text:style-name="T6">John Deere</text:span><text:span text:style-name="T5">, </text:span><text:span text:style-name="T7">Los Angeles, CA</text:span><text:span text:style-name="T9"> </text:span><text:span text:style-name="T1">- </text:span><text:span text:style-name="T3">Front End Developer </text:span><text:span text:style-name="T4">Consultant</text:span></text:h>
      <text:list xml:id="list234724961076692" text:continue-numbering="true" text:style-name="L1">
        <text:list-item>
          <text:p text:style-name="P35">Developer for hosted web application '<text:span text:style-name="T35">Sales Center</text:span>', a <text:span text:style-name="T35">'build-a-Deere' tool for sales reps.</text:span></text:p>
        </text:list-item>
        <text:list-item>
          <text:p text:style-name="P20">Wrote <text:span text:style-name="T35">presentation layer and </text:span>application logic in <text:span text:style-name="T35">AngularJS/Javascript</text:span></text:p>
        </text:list-item>
        <text:list-item>
          <text:p text:style-name="P27">Wrote tests for AngularJS controllers, views, directives and services in Mocha Sinon Chai</text:p>
        </text:list-item>
        <text:list-item>
          <text:p text:style-name="P27">Collaborated with Back End team on design and troubleshooting of REST/JSON-based services</text:p>
        </text:list-item>
        <text:list-item>
          <text:p text:style-name="P29">API Blueprint to mock REST services for local development</text:p>
        </text:list-item>
        <text:list-item>
          <text:p text:style-name="P29">AngularJS libs: <text:s/>angular-ui-router, angular-translate, angular-bootstrap, ng-infinite-scroll</text:p>
        </text:list-item>
        <text:list-item>
          <text:p text:style-name="P29">Tooling &amp; Collaboration: <text:s/>eslint, Git, SourceTree, Jenkins, WebStorm, Hangouts, Lync, Flowdock</text:p>
        </text:list-item>
        <text:list-item>
          <text:p text:style-name="P31">100% remote work (HQ in Moline, IL), some travel</text:p>
        </text:list-item>
      </text:list>
      <text:h text:style-name="P12" text:outline-level="2">NOV 2014 - AUG 2015</text:h>
      <text:h text:style-name="P1" text:outline-level="3"><text:span text:style-name="T5">CyberCoders, Irvine, CA</text:span><text:span text:style-name="T9"> </text:span><text:span text:style-name="T1">- </text:span><text:span text:style-name="T2">Front End Java Developer</text:span></text:h>
      <text:list xml:id="list234723160958013" text:continue-numbering="true" text:style-name="L1">
        <text:list-item>
          <text:p text:style-name="P34">Developer for hosted web application 'Compass', a CRM platform for Recruiters.</text:p>
        </text:list-item>
        <text:list-item>
          <text:p text:style-name="P19">Wrote application logic in Javascript, ExtJS, Ajax/JSON programming.</text:p>
        </text:list-item>
        <text:list-item>
          <text:p text:style-name="P19">Created forms, panels, grids and other UI widgets from ExtJS components</text:p>
        </text:list-item>
        <text:list-item>
          <text:p text:style-name="P19">Stress-tested app with jMeter, 5-250 concurrent users.</text:p>
        </text:list-item>
        <text:list-item>
          <text:p text:style-name="P19">Wrote Jasmine unit tests for project’s custom ExtJS components</text:p>
        </text:list-item>
      </text:list>
      <text:h text:style-name="P11" text:outline-level="2"><text:soft-page-break/>NOV 2013 - JUNE 2014</text:h>
      <text:h text:style-name="P1" text:outline-level="3"><text:span text:style-name="T5">Sears Holding Corporation, Chicago, IL</text:span><text:span text:style-name="T9"> </text:span><text:span text:style-name="T1">- </text:span><text:span text:style-name="T2">Developer</text:span></text:h>
      <text:list xml:id="list5464572451783211291" text:style-name="L2">
        <text:list-item>
          <text:p text:style-name="P37">Member of Core Mobile team supporting sears.com E-Commerce site </text:p>
        </text:list-item>
        <text:list-item>
          <text:p text:style-name="P22">Wrote AngularJS controllers, views, and services for new website features. </text:p>
        </text:list-item>
        <text:list-item>
          <text:p text:style-name="P22">Deployed UIs in HTML5/CSS3 from Photoshop PSDs</text:p>
        </text:list-item>
        <text:list-item>
          <text:p text:style-name="P22">Designed REST web services in coordination with backend team and DBAs.</text:p>
        </text:list-item>
        <text:list-item>
          <text:p text:style-name="P22">Integrated features of the <text:span text:style-name="T20">Shop Your Way</text:span> loyalty card into the mobile experience.</text:p>
        </text:list-item>
        <text:list-item>
          <text:p text:style-name="P22">Implemented <text:span text:style-name="T20">Shop Your Way Max</text:span> (Sears version of Amazon Prime).</text:p>
        </text:list-item>
      </text:list>
      <text:h text:style-name="P11" text:outline-level="2">AUG 2012 - AUG 2013</text:h>
      <text:h text:style-name="P1" text:outline-level="3"><text:span text:style-name="T5">Pathfinder Software, Chicago, IL</text:span><text:span text:style-name="T9"> </text:span><text:span text:style-name="T1">- </text:span><text:span text:style-name="T2">Senior Software Engineer</text:span></text:h>
      <text:list xml:id="list2561981985224281945" text:style-name="L3">
        <text:list-item>
          <text:p text:style-name="P38">Wrote mobile apps (iPhone, iPad) for medical clients, using hybrid web/iOS, jQuery Mobile, JSON, AngularJS, Trigger.io, TestFlight, and Rails/Heroku</text:p>
        </text:list-item>
        <text:list-item>
          <text:p text:style-name="P23">Deployed UIs in HTML5/CSS3 from Photoshop PSDs</text:p>
        </text:list-item>
        <text:list-item>
          <text:p text:style-name="P23">Clients included Kimberly-Clark, Haemonetics, Amer. Assn. of Critical Care Nurses</text:p>
        </text:list-item>
      </text:list>
      <text:list xml:id="list9216413961853445606" text:style-name="L4">
        <text:list-item>
          <text:p text:style-name="P32"><text:span text:style-name="T17">Lead developer on </text:span><text:span text:style-name="T19">AACN Bedside</text:span><text:span text:style-name="T17"> which converted legacy laminated-card media into iPhone app, including in-app purchasing through Apple AppStore</text:span></text:p>
        </text:list-item>
        <text:list-item>
          <text:p text:style-name="P33"><text:span text:style-name="T11">Delivered </text:span><text:span text:style-name="T12">MetroPulse Chicago, </text:span><text:span text:style-name="T11">a Rich Media website frontend for census and demographic data (demo: </text:span><text:a xlink:type="simple" xlink:href="http://bit.ly/1EGoNB2"><text:span text:style-name="T13">http://bit.ly/1EGoNB2</text:span></text:a><text:span text:style-name="T11">)</text:span></text:p>
        </text:list-item>
        <text:list-item>
          <text:p text:style-name="P32"><text:span text:style-name="T17">Delivered </text:span><text:span text:style-name="T19">ContinuCare</text:span><text:span text:style-name="T17">, an iPad ‘concierge’ app to connect heart patients, their nurses and caregivers, written in AngularJS with backend in Rails/Heroku</text:span></text:p>
        </text:list-item>
        <text:list-item>
          <text:p text:style-name="P32"><text:span text:style-name="T17">Delivered </text:span><text:span text:style-name="T19">Automated Whole Blood Collector</text:span><text:span text:style-name="T17">, a blood drive simulation sales tool </text:span><text:span text:style-name="T18">for the iPad</text:span><text:span text:style-name="T17">, in AngularJS</text:span></text:p>
        </text:list-item>
      </text:list>
      <text:h text:style-name="P11" text:outline-level="2">APR 2010 - AUG 2012</text:h>
      <text:h text:style-name="P1" text:outline-level="3"><text:span text:style-name="T5">Truven Health Analytics, Chicago, IL</text:span><text:span text:style-name="T9"> </text:span><text:span text:style-name="T1">- </text:span><text:span text:style-name="T2">Senior Software Engineer</text:span></text:h>
      <text:list xml:id="list1294451026052154175" text:style-name="L5">
        <text:list-item>
          <text:p text:style-name="P40"><text:span text:style-name="T17">Developed hosted web applications </text:span><text:span text:style-name="T19">CareDiscovery</text:span><text:span text:style-name="T17"> and </text:span><text:span text:style-name="T19">IntegrationDiscovery</text:span><text:span text:style-name="T17">, Business Intelligence and data mining tools for the Healthcare Industry.</text:span></text:p>
        </text:list-item>
        <text:list-item>
          <text:p text:style-name="P24">Created servlet- and portal-based enterprise web applications for IBM Websphere Portal 5, Tomcat 6 &amp; Glassfish in mixed JEE 6 and J2EE 1.4 environment.</text:p>
        </text:list-item>
        <text:list-item>
          <text:p text:style-name="P24">Implemented screens in HTML/CSS from designer specs</text:p>
        </text:list-item>
        <text:list-item>
          <text:p text:style-name="P24">Wrote User Interfaces and Ajax in Javascript &amp; jQuery, promoting reusable patterns, functional programming, and closures. </text:p>
        </text:list-item>
        <text:list-item>
          <text:p text:style-name="P24">Authored PL/SQL queries in Toad to work against a 4 TB Oracle OLAP (Data Warehouse) database, for deployment in Web Services.</text:p>
        </text:list-item>
        <text:list-item>
          <text:p text:style-name="P24">Helped transition team from waterfall to agile approach by introducing Maven2, Artifactory Repository Server, Jenkins/Continuous Integration, Mercurial source control and TDD practices.</text:p>
        </text:list-item>
      </text:list>
      <text:h text:style-name="P11" text:outline-level="2">OCT 2008 - MAR 2010</text:h>
      <text:h text:style-name="P1" text:outline-level="3"><text:span text:style-name="T5">iCrossing, Chicago, IL</text:span><text:span text:style-name="T9"> </text:span><text:span text:style-name="T1">- </text:span><text:span text:style-name="T2">Senior Software Engineer</text:span></text:h>
      <text:list xml:id="list100048644795648205" text:style-name="L6">
        <text:list-item>
          <text:p text:style-name="P41"><text:span text:style-name="T17">Developed hosted web application </text:span><text:span text:style-name="T19">Merchantize</text:span><text:span text:style-name="T17">, a workflow tool for managing clients' Paid Search campaigns with major search and shopping engines (Google, Yahoo, MSN, NexTag, PriceGrabber). </text:span></text:p>
        </text:list-item>
        <text:list-item>
          <text:p text:style-name="P25">Developed a 3-tier daily product feed lifecycle with Perl, Bash, Java, XML and Unix cron. </text:p>
        </text:list-item>
        <text:list-item>
          <text:p text:style-name="P25">Developed custom reports in Apache POI for clients for clients Sears, The Gap, Hilton, Lands End, LEGO, and Williams Sonoma.</text:p>
        </text:list-item>
      </text:list>
      <text:h text:style-name="P11" text:outline-level="2">FEB 2008 - OCT 2008</text:h>
      <text:h text:style-name="P1" text:outline-level="3"><text:span text:style-name="T5">Chicago Tribune, Chicago, IL</text:span><text:span text:style-name="T9"> </text:span><text:span text:style-name="T1">- </text:span><text:span text:style-name="T2">Senior Internet Applications Developer</text:span></text:h>
      <text:list xml:id="list8289424142946732770" text:style-name="L7">
        <text:list-item>
          <text:p text:style-name="P39">Developed web software and content management behind all of Tribune Corp's newspaper, radio and television websites, including Chicago Tribune, LA Times, Red Eye. </text:p>
        </text:list-item>
        <text:list-item>
          <text:p text:style-name="P26">Developed code in Java 1.5  on J2EE platform including Oracle Application Server 10g, Oracle DB 10g, FAST search server, Sun Webserver (iPlanet) and TopLink 9.0 for web services. </text:p>
        </text:list-item>
        <text:list-item>
          <text:p text:style-name="P26">Created JMeter test plans and reporting tools to simulate heavy load on high-profile chicagotribune.com website. </text:p>
        </text:list-item>
      </text:list>
      <text:h text:style-name="P4" text:outline-level="1"><text:soft-page-break/>Education</text:h>
      <text:h text:style-name="P1" text:outline-level="3"><text:span text:style-name="T5">Northwestern University, Evanston, IL</text:span><text:span text:style-name="T9"> </text:span><text:span text:style-name="T1">- </text:span><text:span text:style-name="T2">PhD Music Theory</text:span></text:h>
      <text:p text:style-name="P7"><text:span text:style-name="T11">Cross-disciplinary curriculum including music theory, auditory perception, computer science and music synthesizer research. Dissertation: </text:span><text:a xlink:type="simple" xlink:href="http://bit.ly/1OA4q8t"><text:span text:style-name="T13">http://bit.ly/1OA4q8t</text:span></text:a></text:p>
      <text:h text:style-name="P10" text:outline-level="3"><text:span text:style-name="T5">Eastman School of Music, Rochester, NY</text:span><text:span text:style-name="T9"> </text:span><text:span text:style-name="T1">- </text:span><text:span text:style-name="T2">MA Music Theory</text:span></text:h>
      <text:p text:style-name="P8"><text:span text:style-name="T10">Analysis techniques on classical and 20th Century music. Formal computer programming studies.  Thesis on Edgard Var</text:span><text:span text:style-name="T16">èse.</text:span></text:p>
      <text:h text:style-name="P10" text:outline-level="3"><text:span text:style-name="T5">California State University, Los Angeles, CA</text:span><text:span text:style-name="T9"> </text:span><text:span text:style-name="T1">- </text:span><text:span text:style-name="T2">BM Piano Performance</text:span></text:h>
      <text:p text:style-name="P9">Performed Junior and Senior recitals, <text:span text:style-name="T35">placed</text:span> in competitions, and performed Beethoven concerto with orchestra.</text:p>
      <text:h text:style-name="P5" text:outline-level="1"><text:span text:style-name="T14">Certifications</text:span><text:span text:style-name="T15"> </text:span></text:h>
      <text:p text:style-name="P16">March 2005:  Sun Certified Web Component Developer for J2EE 1.4 (SCWCD)</text:p>
      <text:p text:style-name="P14">Apr 2004:  Sun Certified Programmer for the Java 2 Platform 1.4  (SCJP)</text:p>
      <text:h text:style-name="P4" text:outline-level="1">References</text:h>
      <text:p text:style-name="P17">Available on request.</text:p>
      <text:p text:style-name="P6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03:31.042863000</meta:creation-date>
    <dc:date>2016-12-15T23:47:22.996524000</dc:date>
    <meta:editing-duration>PT13H19M38S</meta:editing-duration>
    <meta:editing-cycles>15</meta:editing-cycles>
    <meta:generator>LibreOffice/4.1.0.4$MacOSX_x86 LibreOffice_project/89ea49ddacd9aa532507cbf852f2bb22b1ace28</meta:generator>
    <meta:document-statistic meta:table-count="0" meta:image-count="0" meta:object-count="0" meta:page-count="3" meta:paragraph-count="82" meta:word-count="987" meta:character-count="6756" meta:non-whitespace-character-count="5869"/>
  </office:meta>
</office:document-meta>
</file>